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863cm"/>
    </style:style>
    <style:style style:name="co5" style:family="table-column">
      <style:table-column-properties fo:break-before="auto" style:column-width="6.189cm"/>
    </style:style>
    <style:style style:name="co6" style:family="table-column">
      <style:table-column-properties fo:break-before="auto" style:column-width="2.785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4.2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 style:data-style-name="N61"/>
    <style:style style:name="ce3" style:family="table-cell" style:parent-style-name="Good" style:data-style-name="N61"/>
    <style:style style:name="ce11" style:family="table-cell" style:parent-style-name="Warning" style:data-style-name="N61">
      <style:table-cell-properties fo:background-color="#b4c7dc"/>
      <style:text-properties fo:color="#355269"/>
    </style:style>
    <style:style style:name="ce5" style:family="table-cell" style:parent-style-name="Error" style:data-style-name="N61"/>
    <style:style style:name="ce13" style:family="table-cell" style:parent-style-name="Good" style:data-style-name="N61">
      <style:table-cell-properties fo:background-color="#b4c7dc"/>
      <style:text-properties fo:color="#355269"/>
    </style:style>
    <style:style style:name="ce4" style:family="table-cell" style:parent-style-name="Warning" style:data-style-name="N61"/>
    <style:style style:name="ce15" style:family="table-cell" style:parent-style-name="Default">
      <style:table-cell-properties fo:background-color="#b4c7dc"/>
      <style:text-properties fo:color="#355269"/>
    </style:style>
    <style:style style:name="ce6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OpAmp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Manufacturer</text:p>
          </table:table-cell>
          <table:table-cell office:value-type="string" calcext:value-type="string">
            <text:p>Analog Devices</text:p>
          </table:table-cell>
        </table:table-row>
        <table:table-row table:style-name="ro1">
          <table:table-cell office:value-type="string" calcext:value-type="string">
            <text:p>Part Number</text:p>
          </table:table-cell>
          <table:table-cell office:value-type="string" calcext:value-type="string">
            <text:p>AD860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WBP</text:p>
          </table:table-cell>
          <table:table-cell office:value-type="float" office:value="9260000" calcext:value-type="float">
            <text:p>9260000</text:p>
          </table:table-cell>
        </table:table-row>
        <table:table-row table:style-name="ro1">
          <table:table-cell office:value-type="string" calcext:value-type="string">
            <text:p>Aol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AvclM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ase Margin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Ccm</text:p>
          </table:table-cell>
          <table:table-cell table:style-name="ce2" office:value-type="float" office:value="0.0000000000088" calcext:value-type="float">
            <text:p>8.80E-12</text:p>
          </table:table-cell>
        </table:table-row>
        <table:table-row table:style-name="ro1">
          <table:table-cell office:value-type="string" calcext:value-type="string">
            <text:p>Cdiff</text:p>
          </table:table-cell>
          <table:table-cell table:style-name="ce2" office:value-type="float" office:value="0.0000000000026" calcext:value-type="float">
            <text:p>2.60E-1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Aol</text:p>
          </table:table-cell>
          <table:table-cell table:formula="of:=(PI() * 2)*SQRT(([.B4]*[.B4])/(([.B5] - 1) * ([.B5] - 1)))" office:value-type="float" office:value="58.1823541268371" calcext:value-type="float">
            <text:p>58.1823541268371</text:p>
          </table:table-cell>
        </table:table-row>
        <table:table-row table:style-name="ro1">
          <table:table-cell office:value-type="string" calcext:value-type="string">
            <text:p>f3db</text:p>
          </table:table-cell>
          <table:table-cell table:formula="of:=([.B4]/[.B6])*TAN(RADIANS([.B7]))" office:value-type="float" office:value="19858134.0839185" calcext:value-type="float">
            <text:p>19858134.0839185</text:p>
          </table:table-cell>
        </table:table-row>
      </table:table>
      <table:table table:name="Photodiode" table:style-name="ta1"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Manufacturer</text:p>
          </table:table-cell>
          <table:table-cell office:value-type="string" calcext:value-type="string">
            <text:p>OSRAM Opto Semiconductors Inc.</text:p>
          </table:table-cell>
          <table:table-cell office:value-type="string" calcext:value-type="string">
            <text:p>Vishay Semiconductor Opto Division </text:p>
          </table:table-cell>
          <table:table-cell office:value-type="string" calcext:value-type="string">
            <text:p>Inolux</text:p>
          </table:table-cell>
          <table:table-cell office:value-type="string" calcext:value-type="string">
            <text:p>Advanced Photon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 Number</text:p>
          </table:table-cell>
          <table:table-cell office:value-type="string" calcext:value-type="string">
            <text:p>SFH 2430-Z</text:p>
          </table:table-cell>
          <table:table-cell office:value-type="string" calcext:value-type="string">
            <text:p>VEMD1060X01</text:p>
          </table:table-cell>
          <table:table-cell office:value-type="string" calcext:value-type="string">
            <text:p>IN-S126BTNPD</text:p>
          </table:table-cell>
          <table:table-cell office:value-type="string" calcext:value-type="string">
            <text:p>003-151-00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pdShort</text:p>
          </table:table-cell>
          <table:table-cell table:style-name="ce3" office:value-type="float" office:value="0.0000061" calcext:value-type="float">
            <text:p>6.10E-06</text:p>
          </table:table-cell>
          <table:table-cell table:style-name="ce3" office:value-type="float" office:value="0.0000018" calcext:value-type="float">
            <text:p>1.80E-06</text:p>
          </table:table-cell>
          <table:table-cell table:style-name="ce3" office:value-type="float" office:value="0.00000087" calcext:value-type="float">
            <text:p>8.70E-07</text:p>
          </table:table-cell>
          <table:table-cell table:style-name="ce5" office:value-type="float" office:value="0.0000018" calcext:value-type="float">
            <text:p>1.80E-06</text:p>
          </table:table-cell>
          <table:table-cell/>
          <table:table-cell table:style-name="Error" office:value-type="string" calcext:value-type="string">
            <text:p>Estimated/Guessed</text:p>
          </table:table-cell>
        </table:table-row>
        <table:table-row table:style-name="ro1">
          <table:table-cell office:value-type="string" calcext:value-type="string">
            <text:p>IpdMax</text:p>
          </table:table-cell>
          <table:table-cell table:style-name="ce11" office:value-type="float" office:value="0.000000348189762" calcext:value-type="float">
            <text:p>3.48E-07</text:p>
          </table:table-cell>
          <table:table-cell table:style-name="ce13" office:value-type="float" office:value="0.000001023097071" calcext:value-type="float">
            <text:p>1.02E-06</text:p>
          </table:table-cell>
          <table:table-cell table:style-name="ce13" office:value-type="float" office:value="0.000000463801023" calcext:value-type="float">
            <text:p>4.64E-07</text:p>
          </table:table-cell>
          <table:table-cell table:style-name="ce4" office:value-type="float" office:value="0.000001" calcext:value-type="float">
            <text:p>1.00E-06</text:p>
          </table:table-cell>
          <table:table-cell/>
          <table:table-cell table:style-name="Good" office:value-type="string" calcext:value-type="string">
            <text:p>Based on datasheet</text:p>
          </table:table-cell>
        </table:table-row>
        <table:table-row table:style-name="ro1">
          <table:table-cell office:value-type="string" calcext:value-type="string">
            <text:p>Cpd</text:p>
          </table:table-cell>
          <table:table-cell table:style-name="Good" office:value-type="float" office:value="0.000000001" calcext:value-type="float">
            <text:p>1E-09</text:p>
          </table:table-cell>
          <table:table-cell table:style-name="ce3" office:value-type="float" office:value="0.0000000000038" calcext:value-type="float">
            <text:p>3.80E-12</text:p>
          </table:table-cell>
          <table:table-cell table:style-name="ce3" office:value-type="float" office:value="0.000000000005" calcext:value-type="float">
            <text:p>5.00E-12</text:p>
          </table:table-cell>
          <table:table-cell table:style-name="ce3" office:value-type="float" office:value="0.000000000000316" calcext:value-type="float">
            <text:p>3.16E-13</text:p>
          </table:table-cell>
          <table:table-cell/>
          <table:table-cell table:style-name="ce15" office:value-type="string" calcext:value-type="string">
            <text:p>Based on measurements</text:p>
          </table:table-cell>
        </table:table-row>
        <table:table-row table:style-name="ro1">
          <table:table-cell office:value-type="string" calcext:value-type="string">
            <text:p>Rsh</text:p>
          </table:table-cell>
          <table:table-cell table:number-columns-repeated="3" table:style-name="ce5" office:value-type="float" office:value="2000000000" calcext:value-type="float">
            <text:p>2.00E+09</text:p>
          </table:table-cell>
          <table:table-cell table:style-name="ce3" office:value-type="float" office:value="2000000000" calcext:value-type="float">
            <text:p>2.00E+09</text:p>
          </table:table-cell>
          <table:table-cell table:number-columns-repeated="2"/>
        </table:table-row>
      </table:table>
      <table:table table:name="TIA" table:style-name="ta1">
        <table:table-column table:style-name="co1" table:default-cell-style-name="ce7"/>
        <table:table-column table:style-name="co3" table:number-columns-repeated="4" table:default-cell-style-name="Default"/>
        <table:table-row table:style-name="ro1">
          <table:table-cell table:style-name="ce6" office:value-type="string" calcext:value-type="string">
            <text:p>VoutMax</text:p>
          </table:table-cell>
          <table:table-cell office:value-type="float" office:value="3.3" calcext:value-type="float">
            <text:p>3.3</text:p>
          </table:table-cell>
          <table:table-cell table:formula="of:=[.B1]" office:value-type="float" office:value="3.3" calcext:value-type="float">
            <text:p>3.3</text:p>
          </table:table-cell>
          <table:table-cell table:formula="of:=[.C1]" office:value-type="float" office:value="3.3" calcext:value-type="float">
            <text:p>3.3</text:p>
          </table:table-cell>
          <table:table-cell table:formula="of:=[.D1]" office:value-type="float" office:value="3.3" calcext:value-type="float">
            <text:p>3.3</text:p>
          </table:table-cell>
        </table:table-row>
        <table:table-row table:style-name="ro1">
          <table:table-cell table:style-name="ce6" office:value-type="string" calcext:value-type="string">
            <text:p>VoutMin</text:p>
          </table:table-cell>
          <table:table-cell office:value-type="float" office:value="0" calcext:value-type="float">
            <text:p>0</text:p>
          </table:table-cell>
          <table:table-cell table:formula="of:=[.B2]" office:value-type="float" office:value="0" calcext:value-type="float">
            <text:p>0</text:p>
          </table:table-cell>
          <table:table-cell table:formula="of:=[.C2]" office:value-type="float" office:value="0" calcext:value-type="float">
            <text:p>0</text:p>
          </table:table-cell>
          <table:table-cell table:formula="of:=[.D2]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RfIdeal</text:p>
          </table:table-cell>
          <table:table-cell table:formula="of:=([.B1]-[.B2])/[$Photodiode.B5]" office:value-type="float" office:value="9477590.5559222" calcext:value-type="float">
            <text:p>9477590.5559222</text:p>
          </table:table-cell>
          <table:table-cell table:formula="of:=([.C1]-[.C2])/[$Photodiode.C5]" office:value-type="float" office:value="3225500.38851592" calcext:value-type="float">
            <text:p>3225500.38851592</text:p>
          </table:table-cell>
          <table:table-cell table:formula="of:=([.D1]-[.D2])/[$Photodiode.D5]" office:value-type="float" office:value="7115120.14064704" calcext:value-type="float">
            <text:p>7115120.14064704</text:p>
          </table:table-cell>
          <table:table-cell table:formula="of:=([.E1]-[.E2])/[$Photodiode.E5]" office:value-type="float" office:value="3300000" calcext:value-type="float">
            <text:p>3300000</text:p>
          </table:table-cell>
        </table:table-row>
        <table:table-row table:style-name="ro1">
          <table:table-cell table:style-name="ce6" office:value-type="string" calcext:value-type="string">
            <text:p>Rf</text:p>
          </table:table-cell>
          <table:table-cell office:value-type="float" office:value="9100000" calcext:value-type="float">
            <text:p>9100000</text:p>
          </table:table-cell>
          <table:table-cell office:value-type="float" office:value="3300000" calcext:value-type="float">
            <text:p>3300000</text:p>
          </table:table-cell>
          <table:table-cell office:value-type="float" office:value="6800000" calcext:value-type="float">
            <text:p>6800000</text:p>
          </table:table-cell>
          <table:table-cell office:value-type="float" office:value="3300000" calcext:value-type="float">
            <text:p>3300000</text:p>
          </table:table-cell>
        </table:table-row>
        <table:table-row table:style-name="ro1">
          <table:table-cell table:style-name="ce6" office:value-type="string" calcext:value-type="string">
            <text:p>CfIdeal</text:p>
          </table:table-cell>
          <table:table-cell table:formula="of:=SQRT([.B$7]/(1.75 * PI() * [.B$4] * [$OpAmp.$B$4]))" office:value-type="float" office:value="0.0000000000014775470680517" calcext:value-type="float">
            <text:p>1.4775470680517E-12</text:p>
          </table:table-cell>
          <table:table-cell table:formula="of:=SQRT([.C$7]/(2 * PI() * [.C$4] * [$OpAmp.$B$4]))" office:value-type="float" office:value="0.000000000000281364561718948" calcext:value-type="float">
            <text:p>2.81364561718948E-13</text:p>
          </table:table-cell>
          <table:table-cell table:formula="of:=SQRT([.D$7]/(2 * PI() * [.D$4] * [$OpAmp.$B$4]))" office:value-type="float" office:value="0.000000000000203597312110108" calcext:value-type="float">
            <text:p>2.03597312110108E-13</text:p>
          </table:table-cell>
          <table:table-cell table:formula="of:=SQRT([.E$7]/(2 * PI() * [.E$4] * [$OpAmp.$B$4]))" office:value-type="float" office:value="0.000000000000247022938736629" calcext:value-type="float">
            <text:p>2.47022938736629E-13</text:p>
          </table:table-cell>
        </table:table-row>
        <table:table-row table:style-name="ro1">
          <table:table-cell table:style-name="ce6" office:value-type="string" calcext:value-type="string">
            <text:p>Cf</text:p>
          </table:table-cell>
          <table:table-cell table:number-columns-repeated="4" table:style-name="ce2" office:value-type="float" office:value="0.00000000001" calcext:value-type="float">
            <text:p>1.00E-11</text:p>
          </table:table-cell>
        </table:table-row>
        <table:table-row table:style-name="ro1">
          <table:table-cell table:style-name="ce6" office:value-type="string" calcext:value-type="string">
            <text:p>Cin</text:p>
          </table:table-cell>
          <table:table-cell table:formula="of:=[$Photodiode.B$6]+[$OpAmp.$B$8]+[$OpAmp.$B$9]" office:value-type="float" office:value="0.0000000010114" calcext:value-type="float">
            <text:p>1.0114E-09</text:p>
          </table:table-cell>
          <table:table-cell table:formula="of:=[$Photodiode.C$6]+[$OpAmp.$B$8]+[$OpAmp.$B$9]" office:value-type="float" office:value="0.0000000000152" calcext:value-type="float">
            <text:p>1.52E-11</text:p>
          </table:table-cell>
          <table:table-cell table:formula="of:=[$Photodiode.D$6]+[$OpAmp.$B$8]+[$OpAmp.$B$9]" office:value-type="float" office:value="0.0000000000164" calcext:value-type="float">
            <text:p>1.64E-11</text:p>
          </table:table-cell>
          <table:table-cell table:formula="of:=[$Photodiode.E$6]+[$OpAmp.$B$8]+[$OpAmp.$B$9]" office:value-type="float" office:value="0.000000000011716" calcext:value-type="float">
            <text:p>1.1716E-11</text:p>
          </table:table-cell>
        </table:table-row>
        <table:table-row table:style-name="ro1">
          <table:table-cell table:style-name="ce6" office:value-type="string" calcext:value-type="string">
            <text:p>fz</text:p>
          </table:table-cell>
          <table:table-cell table:formula="of:=1/(2*PI()*(([.B4]*[$Photodiode.B7]) / ([.B4]+[$Photodiode.B7]))*([.B6]+[.B7]))" office:value-type="float" office:value="17.2010296235251" calcext:value-type="float">
            <text:p>17.2010296235251</text:p>
          </table:table-cell>
          <table:table-cell table:formula="of:=1/(2*PI()*(([.C4]*[$Photodiode.C7]) / ([.C4]+[$Photodiode.C7]))*([.C6]+[.C7]))" office:value-type="float" office:value="1916.9979406926" calcext:value-type="float">
            <text:p>1916.9979406926</text:p>
          </table:table-cell>
          <table:table-cell table:formula="of:=1/(2*PI()*(([.D4]*[$Photodiode.D7]) / ([.D4]+[$Photodiode.D7]))*([.D6]+[.D7]))" office:value-type="float" office:value="889.572581876157" calcext:value-type="float">
            <text:p>889.572581876157</text:p>
          </table:table-cell>
          <table:table-cell table:formula="of:=1/(2*PI()*(([.E4]*[$Photodiode.E7]) / ([.E4]+[$Photodiode.E7]))*([.E6]+[.E7]))" office:value-type="float" office:value="2224.55093504576" calcext:value-type="float">
            <text:p>2224.55093504576</text:p>
          </table:table-cell>
        </table:table-row>
        <table:table-row table:style-name="ro1">
          <table:table-cell table:style-name="ce6" office:value-type="string" calcext:value-type="string">
            <text:p>fp</text:p>
          </table:table-cell>
          <table:table-cell table:formula="of:=1/(2 * PI() * [.B4] * [.B6])" office:value-type="float" office:value="1748.95541859226" calcext:value-type="float">
            <text:p>1748.95541859226</text:p>
          </table:table-cell>
          <table:table-cell table:formula="of:=1/(2 * PI() * [.C4] * [.C6])" office:value-type="float" office:value="4822.87706339077" calcext:value-type="float">
            <text:p>4822.87706339077</text:p>
          </table:table-cell>
          <table:table-cell table:formula="of:=1/(2 * PI() * [.D4] * [.D6])" office:value-type="float" office:value="2340.51386899846" calcext:value-type="float">
            <text:p>2340.51386899846</text:p>
          </table:table-cell>
          <table:table-cell table:formula="of:=1/(2 * PI() * [.E4] * [.E6])" office:value-type="float" office:value="4822.87706339077" calcext:value-type="float">
            <text:p>4822.87706339077</text:p>
          </table:table-cell>
        </table:table-row>
        <table:table-row table:style-name="ro1">
          <table:table-cell table:style-name="ce6" office:value-type="string" calcext:value-type="string">
            <text:p>fi</text:p>
          </table:table-cell>
          <table:table-cell table:formula="of:=[$OpAmp.$B$4]/(1+([.B7]/[.B6]))" office:value-type="float" office:value="90659.8785980027" calcext:value-type="float">
            <text:p>90659.8785980027</text:p>
          </table:table-cell>
          <table:table-cell table:formula="of:=[$OpAmp.$B$4]/(1+([.C7]/[.C6]))" office:value-type="float" office:value="3674603.17460317" calcext:value-type="float">
            <text:p>3674603.17460317</text:p>
          </table:table-cell>
          <table:table-cell table:formula="of:=[$OpAmp.$B$4]/(1+([.D7]/[.D6]))" office:value-type="float" office:value="3507575.75757576" calcext:value-type="float">
            <text:p>3507575.75757576</text:p>
          </table:table-cell>
          <table:table-cell table:formula="of:=[$OpAmp.$B$4]/(1+([.E7]/[.E6]))" office:value-type="float" office:value="4264137.04181249" calcext:value-type="float">
            <text:p>4264137.04181249</text:p>
          </table:table-cell>
        </table:table-row>
        <table:table-row table:style-name="ro1">
          <table:table-cell table:style-name="ce6" office:value-type="string" calcext:value-type="string">
            <text:p>PhaseMargin</text:p>
          </table:table-cell>
          <table:table-cell table:formula="of:=DEGREES(RADIANS(180) - ATAN([.B10] / [$OpAmp.$B$11]) - ATAN([.B10] / [.B8]) + ATAN([.B10] / [.B9]) - ATAN([.B10] / [$OpAmp.$B$12]))" office:value-type="float" office:value="88.6808878388618" calcext:value-type="float">
            <text:p>88.6808878388618</text:p>
          </table:table-cell>
          <table:table-cell table:formula="of:=DEGREES(RADIANS(180) - ATAN([.C10] / [$OpAmp.$B$11]) - ATAN([.C10] / [.C8]) + ATAN([.C10] / [.C9]) - ATAN([.C10] / [$OpAmp.$B$12]))" office:value-type="float" office:value="79.4720128084161" calcext:value-type="float">
            <text:p>79.4720128084161</text:p>
          </table:table-cell>
          <table:table-cell table:formula="of:=DEGREES(RADIANS(180) - ATAN([.D10] / [$OpAmp.$B$11]) - ATAN([.D10] / [.D8]) + ATAN([.D10] / [.D9]) - ATAN([.D10] / [$OpAmp.$B$12]))" office:value-type="float" office:value="79.9603183137723" calcext:value-type="float">
            <text:p>79.9603183137723</text:p>
          </table:table-cell>
          <table:table-cell table:formula="of:=DEGREES(RADIANS(180) - ATAN([.E10] / [$OpAmp.$B$11]) - ATAN([.E10] / [.E8]) + ATAN([.E10] / [.E9]) - ATAN([.E10] / [$OpAmp.$B$12]))" office:value-type="float" office:value="77.8467762235733" calcext:value-type="float">
            <text:p>77.8467762235733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https://www.digikey.com/en/articles/how-to-design-stable-transimpedance-amplifiers-automotive-medical-systems</text:p>
          </table:table-cell>
          <table:table-cell table:number-columns-repeated="3"/>
        </table:table-row>
        <table:table-row table:style-name="ro1" table:number-rows-repeated="104856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/00/0000</text:date>, <text:time style:data-style-name="N2" text:time-value="10:31:41.8662188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30:12.960613818</meta:creation-date>
    <meta:generator>LibreOffice/6.4.3.2$Linux_X86_64 LibreOffice_project/40$Build-2</meta:generator>
    <meta:editing-cycles>0</meta:editing-cycles>
    <meta:editing-duration>P0D</meta:editing-duration>
    <meta:document-statistic meta:table-count="3" meta:cell-count="110" meta:object-count="0"/>
  </office:meta>
</office:document-meta>
</file>